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B000003E0B4014DE691935F3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quadrillage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objectwithoutfill">
      <style:graphic-properties draw:stroke="dash" draw:stroke-dash="Fine_20_Dashed" svg:stroke-color="#a9a9a9" draw:fill="none" draw:textarea-vertical-align="middl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72cm" fo:min-width="3.06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2.2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46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auto-grow-height="true" draw:auto-grow-width="true" fo:min-height="1.017cm" fo:min-width="5.725cm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15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019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.04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1.83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734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1.282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61cm" fo:min-width="3.08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066cm" fo:min-width="0.48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533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615cm"/>
    </style:style>
    <style:style style:name="gr2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981cm"/>
    </style:style>
    <style:style style:name="gr25" style:family="graphic" style:parent-style-name="objectwithoutfill">
      <style:graphic-properties svg:stroke-width="0.035cm" draw:marker-start="Square_20_45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="none" draw:textarea-vertical-align="middle" draw:auto-grow-height="false" fo:min-height="3.363cm" fo:min-width="0cm"/>
    </style:style>
    <style:style style:name="gr28" style:family="graphic" style:parent-style-name="standard">
      <style:graphic-properties draw:fill="bitmap" draw:fill-image-name="quadrillage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fo:min-height="2.65cm" fo:min-width="0cm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264cm" fo:min-width="2.106cm"/>
    </style:style>
    <style:style style:name="gr30" style:family="graphic" style:parent-style-name="standard">
      <style:graphic-properties draw:fill="none" draw:textarea-vertical-align="middle" draw:auto-grow-height="false" fo:min-height="1.324cm" fo:min-width="0cm"/>
    </style:style>
    <style:style style:name="gr31" style:family="graphic" style:parent-style-name="standard">
      <style:graphic-properties draw:fill="none" draw:textarea-vertical-align="middle" draw:auto-grow-height="false" fo:min-height="7.388cm" fo:min-width="0cm"/>
    </style:style>
    <style:style style:name="gr32" style:family="graphic" style:parent-style-name="standard">
      <style:graphic-properties draw:fill="none" draw:textarea-vertical-align="middle" draw:auto-grow-height="false" fo:min-height="2.176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none" draw:textarea-vertical-align="middle" draw:auto-grow-height="false" fo:min-height="0.429cm" fo:min-width="0cm"/>
    </style:style>
    <style:style style:name="gr35" style:family="graphic" style:parent-style-name="standard">
      <style:graphic-properties draw:stroke="solid" svg:stroke-width="0.035cm" svg:stroke-color="#65c295" draw:marker-start-width="0.252cm" draw:marker-end-width="0.252cm" draw:fill="solid" draw:fill-color="#00508f" draw:textarea-horizontal-align="left" draw:auto-grow-height="true" draw:auto-grow-width="true" fo:min-height="0.357cm" fo:min-width="2.202cm" draw:shadow="hidden"/>
    </style:style>
    <style:style style:name="gr36" style:family="graphic" style:parent-style-name="standard">
      <style:graphic-properties draw:stroke="solid" svg:stroke-width="0.035cm" svg:stroke-color="#65c295" draw:marker-start-width="0.252cm" draw:marker-end-width="0.252cm" draw:fill="solid" draw:fill-color="#00508f" draw:textarea-horizontal-align="left" draw:auto-grow-height="true" draw:auto-grow-width="true" fo:min-height="0.357cm" fo:min-width="2.081cm" draw:shadow="hidden"/>
    </style:style>
    <style:style style:name="gr37" style:family="graphic" style:parent-style-name="standard">
      <style:graphic-properties draw:fill="none" draw:textarea-vertical-align="middle" draw:auto-grow-height="false" fo:min-height="4.823cm" fo:min-width="0cm"/>
    </style:style>
    <style:style style:name="gr38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5.06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8pt" style:font-size-asian="9pt" style:font-size-complex="9pt"/>
    </style:style>
    <style:style style:name="P5" style:family="paragraph">
      <loext:graphic-properties draw:fill="solid" draw:fill-color="#ffffff"/>
      <style:text-properties fo:font-size="8pt" style:font-size-asian="9pt" style:font-size-complex="9pt"/>
    </style:style>
    <style:style style:name="P6" style:family="paragraph">
      <style:paragraph-properties fo:text-align="center"/>
      <style:text-properties fo:font-size="8pt" fo:font-weight="bold"/>
    </style:style>
    <style:style style:name="P7" style:family="paragraph">
      <loext:graphic-properties draw:fill="none"/>
      <style:paragraph-properties fo:text-align="center"/>
      <style:text-properties fo:font-size="8pt" fo:font-weight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7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7pt"/>
    </style:style>
    <style:style style:name="P11" style:family="paragraph">
      <loext:graphic-properties draw:fill="none" draw:fill-color="#ffffff"/>
      <style:text-properties fo:font-size="7pt" style:font-size-asian="9pt" style:font-size-complex="9pt"/>
    </style:style>
    <style:style style:name="P12" style:family="paragraph">
      <loext:graphic-properties draw:fill="none" draw:fill-color="#ffffff"/>
      <style:text-properties fo:font-size="7pt"/>
    </style:style>
    <style:style style:name="P13" style:family="paragraph">
      <loext:graphic-properties draw:fill="none"/>
      <style:paragraph-properties fo:text-align="center"/>
      <style:text-properties fo:font-size="7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fo:font-size="8pt"/>
    </style:style>
    <style:style style:name="P16" style:family="paragraph">
      <loext:graphic-properties draw:fill="none"/>
      <style:paragraph-properties fo:text-align="center"/>
      <style:text-properties fo:font-size="8pt" style:font-size-asian="6pt" style:font-size-complex="6pt"/>
    </style:style>
    <style:style style:name="P17" style:family="paragraph">
      <loext:graphic-properties draw:fill="bitmap" draw:fill-image-name="quadrillag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8pt" style:font-size-asian="6pt" style:font-size-complex="6pt"/>
    </style:style>
    <style:style style:name="P18" style:family="paragraph">
      <style:text-properties fo:color="#ffffff" fo:font-size="9pt" fo:font-weight="bold"/>
    </style:style>
    <style:style style:name="P19" style:family="paragraph">
      <loext:graphic-properties draw:fill="solid" draw:fill-color="#00508f"/>
      <style:text-properties fo:color="#ffffff" fo:font-size="9pt" fo:font-weight="bold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9pt" style:font-size-complex="9pt"/>
    </style:style>
    <style:style style:name="T4" style:family="text">
      <style:text-properties fo:font-size="7pt" style:font-size-asian="9pt" style:font-size-complex="9pt"/>
    </style:style>
    <style:style style:name="T5" style:family="text">
      <style:text-properties fo:font-size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font-size-asian="11pt" style:font-size-complex="11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-29.45cm" svg:y1="8cm" svg:x2="0.05cm" svg:y2="8cm">
          <text:p/>
        </draw:line>
        <draw:custom-shape draw:style-name="gr2" draw:text-style-name="P3" draw:layer="layout" svg:width="3.596cm" svg:height="2.056cm" svg:x="25.713cm" svg:y="0.875cm">
          <text:p text:style-name="P2"><text:span text:style-name="T1">Opus 5</text:span></text:p>
          <text:p text:style-name="P2"><text:span text:style-name="T2">128 patterns</text:span></text:p>
          <text:p text:style-name="P2"><text:span text:style-name="T2">8 groupes</text:span></text:p>
          <text:p text:style-name="P2"><text:span text:style-name="T2">8 réservoirs</text:span></text:p>
          <text:p text:style-name="P2"><text:span text:style-name="T1">Hédelin 2020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controls" svg:width="3.741cm" svg:height="0.569cm" svg:x="0.605cm" svg:y="10.286cm">
          <draw:text-box>
            <text:p><text:span text:style-name="T3">ViolonsPhrase (T15, P36)</text:span></text:p>
          </draw:text-box>
        </draw:frame>
        <draw:frame draw:style-name="gr4" draw:text-style-name="P4" draw:layer="controls" svg:width="3.275cm" svg:height="0.569cm" svg:x="0.749cm" svg:y="11.118cm">
          <draw:text-box>
            <text:p><text:span text:style-name="T3">AltosNuage (G4, P18)</text:span></text:p>
          </draw:text-box>
        </draw:frame>
        <draw:frame draw:style-name="gr5" draw:text-style-name="P4" draw:layer="controls" svg:width="3.427cm" svg:height="0.731cm" svg:x="0.701cm" svg:y="11.98cm">
          <draw:text-box>
            <text:p><text:span text:style-name="T3">CellosNuage (G3, P12)</text:span></text:p>
          </draw:text-box>
        </draw:frame>
        <draw:frame draw:style-name="gr6" draw:text-style-name="P4" draw:layer="controls" svg:width="3.207cm" svg:height="0.65cm" svg:x="0.82cm" svg:y="14.631cm">
          <draw:text-box>
            <text:p><text:span text:style-name="T3">CTBNuage (G3, P12)</text:span></text:p>
          </draw:text-box>
        </draw:frame>
        <draw:frame draw:style-name="gr7" draw:text-style-name="P4" draw:layer="controls" svg:width="3.643cm" svg:height="0.569cm" svg:x="0.817cm" svg:y="17.453cm">
          <draw:text-box>
            <text:p><text:span text:style-name="T3">ActionStrings1 (G4, P16)</text:span></text:p>
          </draw:text-box>
        </draw:frame>
        <draw:frame draw:style-name="gr7" draw:text-style-name="P4" draw:layer="controls" svg:width="3.643cm" svg:height="0.569cm" svg:x="0.796cm" svg:y="18.202cm">
          <draw:text-box>
            <text:p><text:span text:style-name="T3">ActionStrings2 (G3, P12)</text:span></text:p>
          </draw:text-box>
        </draw:frame>
        <draw:frame draw:style-name="gr8" draw:text-style-name="P4" draw:layer="controls" svg:width="4.173cm" svg:height="0.887cm" svg:x="0.636cm" svg:y="8.734cm">
          <draw:text-box>
            <text:p><text:span text:style-name="T3">PianoPhrase (T17, P68)</text:span></text:p>
          </draw:text-box>
        </draw:frame>
        <draw:frame draw:style-name="gr9" draw:text-style-name="P4" draw:layer="controls" svg:width="4.546cm" svg:height="0.683cm" svg:x="0.685cm" svg:y="5.166cm">
          <draw:text-box>
            <text:p><text:span text:style-name="T3">TrompettePhrase (T9, P44)</text:span></text:p>
          </draw:text-box>
        </draw:frame>
        <draw:frame draw:style-name="gr9" draw:text-style-name="P4" draw:layer="controls" svg:width="4.546cm" svg:height="0.683cm" svg:x="0.663cm" svg:y="6.071cm">
          <draw:text-box>
            <text:p><text:span text:style-name="T3">CorsPonctuations (T4, P16)</text:span></text:p>
          </draw:text-box>
        </draw:frame>
        <draw:frame draw:style-name="gr9" draw:text-style-name="P4" draw:layer="controls" svg:width="4.546cm" svg:height="0.683cm" svg:x="0.629cm" svg:y="6.976cm">
          <draw:text-box>
            <text:p><text:span text:style-name="T3">Percu (T7, P52)</text:span></text:p>
          </draw:text-box>
        </draw:frame>
        <draw:frame draw:style-name="gr9" draw:text-style-name="P4" draw:layer="controls" svg:width="4.546cm" svg:height="0.683cm" svg:x="0.661cm" svg:y="7.815cm">
          <draw:text-box>
            <text:p><text:span text:style-name="T3">RiseHit (G7, P56 )</text:span></text:p>
          </draw:text-box>
        </draw:frame>
        <draw:frame draw:style-name="gr5" draw:text-style-name="P4" draw:layer="controls" svg:width="3.622cm" svg:height="0.731cm" svg:x="0.691cm" svg:y="12.951cm">
          <draw:text-box>
            <text:p><text:span text:style-name="T3">CellosBoucle1 (G4, P64)</text:span></text:p>
          </draw:text-box>
        </draw:frame>
        <draw:frame draw:style-name="gr5" draw:text-style-name="P4" draw:layer="controls" svg:width="2.746cm" svg:height="0.731cm" svg:x="0.691cm" svg:y="13.833cm">
          <draw:text-box>
            <text:p><text:span text:style-name="T3">CellosBoucle2 (4)</text:span></text:p>
          </draw:text-box>
        </draw:frame>
        <draw:frame draw:style-name="gr6" draw:text-style-name="P4" draw:layer="controls" svg:width="3.402cm" svg:height="0.65cm" svg:x="0.731cm" svg:y="15.579cm">
          <draw:text-box>
            <text:p><text:span text:style-name="T3">CTBBoucle1 (G4, P64)</text:span></text:p>
          </draw:text-box>
        </draw:frame>
        <draw:frame draw:style-name="gr6" draw:text-style-name="P4" draw:layer="controls" svg:width="3.321cm" svg:height="0.65cm" svg:x="0.752cm" svg:y="16.395cm">
          <draw:text-box>
            <text:p><text:span text:style-name="T3">CTBBoucle2 (G4 P64)</text:span></text:p>
          </draw:text-box>
        </draw:frame>
        <draw:frame draw:style-name="gr10" draw:text-style-name="P5" draw:layer="controls" svg:width="6.259cm" svg:height="1.301cm" svg:x="0.411cm" svg:y="19.306cm">
          <draw:text-box>
            <text:p><text:span text:style-name="T3">T =&gt; Nbe de patterns dans Réservoir,</text:span></text:p>
            <text:p><text:span text:style-name="T3">G =&gt; Nbe de patterns dans Groupe, </text:span></text:p>
            <text:p><text:span text:style-name="T3">P =&gt; Nombre de Pulsations total des patterns</text:span></text:p>
          </draw:text-box>
        </draw:frame>
        <draw:frame draw:style-name="gr7" draw:text-style-name="P4" draw:layer="layout" svg:width="2.835cm" svg:height="0.569cm" svg:x="0.576cm" svg:y="1.488cm">
          <draw:text-box>
            <text:p><text:span text:style-name="T3">Flute (T16, P64)</text:span></text:p>
          </draw:text-box>
        </draw:frame>
        <draw:frame draw:style-name="gr7" draw:text-style-name="P4" draw:layer="layout" svg:width="3.254cm" svg:height="0.569cm" svg:x="0.554cm" svg:y="2.315cm">
          <draw:text-box>
            <text:p><text:span text:style-name="T3">Clarinettes (T11, P44)</text:span></text:p>
          </draw:text-box>
        </draw:frame>
        <draw:frame draw:style-name="gr7" draw:text-style-name="P4" draw:layer="layout" svg:width="2.991cm" svg:height="0.569cm" svg:x="0.52cm" svg:y="3.175cm">
          <draw:text-box>
            <text:p><text:span text:style-name="T3">Bassons (T11, P44)</text:span></text:p>
          </draw:text-box>
        </draw:frame>
        <draw:g>
          <draw:custom-shape draw:style-name="gr11" draw:text-style-name="P6" draw:layer="layout" svg:width="2.215cm" svg:height="0.176cm" svg:x="6.998cm" svg:y="1.70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7.044cm" svg:y1="1.785cm" svg:x2="9.256cm" svg:y2="1.785cm">
            <text:p/>
          </draw:line>
        </draw:g>
        <draw:g>
          <draw:custom-shape draw:style-name="gr13" draw:text-style-name="P6" draw:layer="layout" svg:width="1.519cm" svg:height="0.176cm" svg:x="9.709cm" svg:y="2.6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41cm" svg:y1="2.691cm" svg:x2="11.261cm" svg:y2="2.691cm">
            <text:p/>
          </draw:line>
        </draw:g>
        <draw:g>
          <draw:custom-shape draw:style-name="gr13" draw:text-style-name="P6" draw:layer="layout" svg:width="1.519cm" svg:height="0.176cm" svg:x="6.974cm" svg:y="3.50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7.006cm" svg:y1="3.585cm" svg:x2="8.526cm" svg:y2="3.585cm">
            <text:p/>
          </draw:line>
        </draw:g>
        <draw:g>
          <draw:custom-shape draw:style-name="gr13" draw:text-style-name="P6" draw:layer="layout" svg:width="1.519cm" svg:height="0.176cm" svg:x="14.927cm" svg:y="5.23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4.959cm" svg:y1="5.317cm" svg:x2="16.479cm" svg:y2="5.317cm">
            <text:p/>
          </draw:line>
        </draw:g>
        <draw:g>
          <draw:custom-shape draw:style-name="gr14" draw:text-style-name="P6" draw:layer="layout" svg:width="0.548cm" svg:height="0.176cm" svg:x="14.969cm" svg:y="6.08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4.981cm" svg:y1="6.167cm" svg:x2="15.533cm" svg:y2="6.167cm">
            <text:p/>
          </draw:line>
        </draw:g>
        <draw:g>
          <draw:custom-shape draw:style-name="gr15" draw:text-style-name="P6" draw:layer="layout" svg:width="2.331cm" svg:height="0.176cm" svg:x="20.233cm" svg:y="8.74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0.282cm" svg:y1="8.825cm" svg:x2="22.632cm" svg:y2="8.825cm">
            <text:p/>
          </draw:line>
        </draw:g>
        <draw:g>
          <draw:custom-shape draw:style-name="gr16" draw:text-style-name="P6" draw:layer="layout" svg:width="1.234cm" svg:height="0.176cm" svg:x="17.625cm" svg:y="10.54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651cm" svg:y1="10.623cm" svg:x2="18.895cm" svg:y2="10.623cm">
            <text:p/>
          </draw:line>
        </draw:g>
        <draw:g>
          <draw:custom-shape draw:style-name="gr17" draw:text-style-name="P6" draw:layer="layout" svg:width="1.782cm" svg:height="0.176cm" svg:x="14.879cm" svg:y="6.89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4.916cm" svg:y1="6.973cm" svg:x2="16.713cm" svg:y2="6.973cm">
            <text:p/>
          </draw:line>
        </draw:g>
        <draw:g>
          <draw:custom-shape draw:style-name="gr18" draw:text-style-name="P8" draw:layer="layout" svg:width="3.618cm" svg:height="2.845cm" svg:x="25.697cm" svg:y="17.69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1.02cm" svg:height="0.35cm" svg:x="26.133cm" svg:y="17.90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0" draw:layer="layout" svg:x1="26.179cm" svg:y1="18.545cm" svg:x2="27.246cm" svg:y2="18.545cm">
            <text:p/>
          </draw:line>
          <draw:frame draw:style-name="gr20" draw:text-style-name="P11" draw:layer="layout" svg:width="2.033cm" svg:height="0.607cm" svg:x="27.254cm" svg:y="18.288cm">
            <draw:text-box>
              <text:p><text:span text:style-name="T4">Critical path</text:span></text:p>
            </draw:text-box>
          </draw:frame>
          <draw:frame draw:style-name="gr21" draw:text-style-name="P12" draw:layer="layout" svg:width="2.115cm" svg:height="0.607cm" svg:x="27.292cm" svg:y="17.795cm">
            <draw:text-box>
              <text:p><text:span text:style-name="T5">Sounds tank</text:span></text:p>
            </draw:text-box>
          </draw:frame>
          <draw:line draw:style-name="gr22" draw:text-style-name="P10" draw:layer="layout" svg:x1="26.226cm" svg:y1="18.945cm" svg:x2="27.199cm" svg:y2="18.957cm">
            <text:p/>
          </draw:line>
          <draw:frame draw:style-name="gr21" draw:text-style-name="P12" draw:layer="layout" svg:width="2.115cm" svg:height="0.607cm" svg:x="27.223cm" svg:y="18.646cm">
            <draw:text-box>
              <text:p><text:span text:style-name="T5">Active group</text:span></text:p>
            </draw:text-box>
          </draw:frame>
          <draw:line draw:style-name="gr23" draw:text-style-name="P13" draw:layer="layout" svg:x1="26.133cm" svg:y1="19.295cm" svg:x2="27.282cm" svg:y2="19.318cm">
            <text:p/>
          </draw:line>
          <draw:frame draw:style-name="gr24" draw:text-style-name="P12" draw:layer="layout" svg:width="2.481cm" svg:height="0.607cm" svg:x="27.223cm" svg:y="19.047cm">
            <draw:text-box>
              <text:p><text:span text:style-name="T5">Time constraint</text:span></text:p>
            </draw:text-box>
          </draw:frame>
          <draw:line draw:style-name="gr25" draw:text-style-name="P14" draw:layer="layout" svg:x1="26.178cm" svg:y1="19.907cm" svg:x2="27.376cm" svg:y2="19.889cm">
            <text:p text:style-name="P2"><text:span text:style-name="T6"/></text:p>
            <text:p text:style-name="P2"><text:span text:style-name="T6">1</text:span></text:p>
          </draw:line>
          <draw:frame draw:style-name="gr24" draw:text-style-name="P12" draw:layer="layout" svg:width="2.481cm" svg:height="0.607cm" svg:x="27.223cm" svg:y="19.648cm">
            <draw:text-box>
              <text:p><text:span text:style-name="T5">Counting events</text:span></text:p>
            </draw:text-box>
          </draw:frame>
        </draw:g>
        <draw:g>
          <draw:custom-shape draw:style-name="gr13" draw:text-style-name="P6" draw:layer="layout" svg:width="1.519cm" svg:height="0.176cm" svg:x="9.685cm" svg:y="3.53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7cm" svg:y1="3.609cm" svg:x2="11.237cm" svg:y2="3.609cm">
            <text:p/>
          </draw:line>
        </draw:g>
        <draw:g>
          <draw:custom-shape draw:style-name="gr15" draw:text-style-name="P6" draw:layer="layout" svg:width="2.331cm" svg:height="0.176cm" svg:x="12.388cm" svg:y="8.82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2.437cm" svg:y1="8.903cm" svg:x2="14.787cm" svg:y2="8.903cm">
            <text:p/>
          </draw:line>
        </draw:g>
        <draw:g>
          <draw:custom-shape draw:style-name="gr16" draw:text-style-name="P6" draw:layer="layout" svg:width="1.234cm" svg:height="0.176cm" svg:x="12.387cm" svg:y="10.44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2.413cm" svg:y1="10.525cm" svg:x2="13.657cm" svg:y2="10.525cm">
            <text:p/>
          </draw:line>
        </draw:g>
        <draw:line draw:style-name="gr26" draw:text-style-name="P15" draw:layer="layout" svg:x1="7.008cm" svg:y1="1.034cm" svg:x2="7.008cm" svg:y2="20.307cm">
          <text:p/>
        </draw:line>
        <draw:line draw:style-name="gr26" draw:text-style-name="P15" draw:layer="layout" svg:x1="9.708cm" svg:y1="1.035cm" svg:x2="9.708cm" svg:y2="20.308cm">
          <text:p/>
        </draw:line>
        <draw:line draw:style-name="gr26" draw:text-style-name="P15" draw:layer="layout" svg:x1="14.908cm" svg:y1="1.036cm" svg:x2="14.908cm" svg:y2="20.309cm">
          <text:p/>
        </draw:line>
        <draw:line draw:style-name="gr26" draw:text-style-name="P15" draw:layer="layout" svg:x1="17.552cm" svg:y1="0.949cm" svg:x2="17.552cm" svg:y2="20.222cm">
          <text:p/>
        </draw:line>
        <draw:line draw:style-name="gr26" draw:text-style-name="P15" draw:layer="layout" svg:x1="20.208cm" svg:y1="1.038cm" svg:x2="20.208cm" svg:y2="20.311cm">
          <text:p/>
        </draw:line>
        <draw:line draw:style-name="gr26" draw:text-style-name="P15" draw:layer="layout" svg:x1="22.908cm" svg:y1="1.039cm" svg:x2="22.908cm" svg:y2="20.312cm">
          <text:p/>
        </draw:line>
        <draw:line draw:style-name="gr22" draw:text-style-name="P15" draw:layer="layout" svg:x1="14.918cm" svg:y1="15.971cm" svg:x2="17.526cm" svg:y2="15.953cm">
          <text:p/>
        </draw:line>
        <draw:line draw:style-name="gr22" draw:text-style-name="P15" draw:layer="layout" svg:x1="14.918cm" svg:y1="16.871cm" svg:x2="17.526cm" svg:y2="16.853cm">
          <text:p/>
        </draw:line>
        <draw:custom-shape draw:style-name="gr27" draw:text-style-name="P16" draw:layer="layout" svg:width="0.366cm" svg:height="3.612cm" svg:x="17.55cm" svg:y="15.732cm">
          <text:p text:style-name="P2"><text:span text:style-name="T7">Un 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2" draw:text-style-name="P15" draw:layer="layout" svg:x1="14.918cm" svg:y1="17.871cm" svg:x2="17.526cm" svg:y2="17.853cm">
          <text:p/>
        </draw:line>
        <draw:line draw:style-name="gr22" draw:text-style-name="P15" draw:layer="layout" svg:x1="14.918cm" svg:y1="18.771cm" svg:x2="17.526cm" svg:y2="18.753cm">
          <text:p/>
        </draw:line>
        <draw:line draw:style-name="gr22" draw:text-style-name="P15" draw:layer="layout" svg:x1="17.518cm" svg:y1="11.571cm" svg:x2="19.267cm" svg:y2="11.559cm">
          <text:p/>
        </draw:line>
        <draw:line draw:style-name="gr22" draw:text-style-name="P15" draw:layer="layout" svg:x1="17.519cm" svg:y1="12.471cm" svg:x2="18.452cm" svg:y2="12.469cm">
          <text:p/>
        </draw:line>
        <draw:line draw:style-name="gr22" draw:text-style-name="P15" draw:layer="layout" svg:x1="18.43cm" svg:y1="13.364cm" svg:x2="19.268cm" svg:y2="13.359cm">
          <text:p/>
        </draw:line>
        <draw:line draw:style-name="gr22" draw:text-style-name="P15" draw:layer="layout" svg:x1="18.43cm" svg:y1="14.165cm" svg:x2="19.268cm" svg:y2="14.16cm">
          <text:p/>
        </draw:line>
        <draw:line draw:style-name="gr22" draw:text-style-name="P15" draw:layer="layout" svg:x1="17.52cm" svg:y1="15.071cm" svg:x2="19.269cm" svg:y2="15.059cm">
          <text:p/>
        </draw:line>
        <draw:custom-shape draw:style-name="gr28" draw:text-style-name="P17" draw:layer="layout" svg:width="0.366cm" svg:height="2.899cm" svg:x="19.096cm" svg:y="12.032cm">
          <text:p text:style-name="P2"><text:span text:style-name="T7"/></text:p>
          <text:p text:style-name="P2"><text:span text:style-name="T7">Un 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9" draw:text-style-name="P12" draw:layer="layout" svg:width="2.606cm" svg:height="0.526cm" svg:x="4.355cm" svg:y="10.319cm">
          <draw:text-box>
            <text:p><text:span text:style-name="T5">Doux et dynamique</text:span></text:p>
          </draw:text-box>
        </draw:frame>
        <draw:frame draw:style-name="gr29" draw:text-style-name="P12" draw:layer="layout" svg:width="2.606cm" svg:height="0.526cm" svg:x="4.354cm" svg:y="5.228cm">
          <draw:text-box>
            <text:p><text:span text:style-name="T5">Sonore</text:span></text:p>
          </draw:text-box>
        </draw:frame>
        <draw:frame draw:style-name="gr29" draw:text-style-name="P12" draw:layer="layout" svg:width="2.606cm" svg:height="0.526cm" svg:x="4.405cm" svg:y="8.652cm">
          <draw:text-box>
            <text:p><text:span text:style-name="T5">Dynamique</text:span></text:p>
          </draw:text-box>
        </draw:frame>
        <draw:frame draw:style-name="gr29" draw:text-style-name="P12" draw:layer="layout" svg:width="2.606cm" svg:height="0.526cm" svg:x="4.242cm" svg:y="1.697cm">
          <draw:text-box>
            <text:p><text:span text:style-name="T5">Doux</text:span></text:p>
          </draw:text-box>
        </draw:frame>
        <draw:frame draw:style-name="gr29" draw:text-style-name="P12" draw:layer="layout" svg:width="2.606cm" svg:height="0.526cm" svg:x="4.255cm" svg:y="2.519cm">
          <draw:text-box>
            <text:p><text:span text:style-name="T5">Doux et dynamique</text:span></text:p>
          </draw:text-box>
        </draw:frame>
        <draw:frame draw:style-name="gr29" draw:text-style-name="P12" draw:layer="layout" svg:width="2.606cm" svg:height="0.526cm" svg:x="4.311cm" svg:y="3.475cm">
          <draw:text-box>
            <text:p><text:span text:style-name="T5">Doux et dynamique</text:span></text:p>
          </draw:text-box>
        </draw:frame>
        <draw:frame draw:style-name="gr29" draw:text-style-name="P12" draw:layer="layout" svg:width="2.606cm" svg:height="0.526cm" svg:x="4.354cm" svg:y="6.128cm">
          <draw:text-box>
            <text:p><text:span text:style-name="T5">Sonore rythmique</text:span></text:p>
          </draw:text-box>
        </draw:frame>
        <draw:frame draw:style-name="gr29" draw:text-style-name="P12" draw:layer="layout" svg:width="2.606cm" svg:height="0.526cm" svg:x="4.254cm" svg:y="6.928cm">
          <draw:text-box>
            <text:p><text:span text:style-name="T5">Sonore rythmique</text:span></text:p>
          </draw:text-box>
        </draw:frame>
        <draw:frame draw:style-name="gr29" draw:text-style-name="P12" draw:layer="layout" svg:width="2.606cm" svg:height="0.526cm" svg:x="4.342cm" svg:y="11.197cm">
          <draw:text-box>
            <text:p><text:span text:style-name="T5">Doux, calme</text:span></text:p>
          </draw:text-box>
        </draw:frame>
        <draw:frame draw:style-name="gr29" draw:text-style-name="P12" draw:layer="layout" svg:width="2.606cm" svg:height="0.526cm" svg:x="4.342cm" svg:y="11.997cm">
          <draw:text-box>
            <text:p><text:span text:style-name="T5">Doux, calme</text:span></text:p>
          </draw:text-box>
        </draw:frame>
        <draw:frame draw:style-name="gr29" draw:text-style-name="P12" draw:layer="layout" svg:width="2.606cm" svg:height="0.526cm" svg:x="4.275cm" svg:y="12.975cm">
          <draw:text-box>
            <text:p><text:span text:style-name="T5">Doux, dynamique</text:span></text:p>
          </draw:text-box>
        </draw:frame>
        <draw:frame draw:style-name="gr29" draw:text-style-name="P12" draw:layer="layout" svg:width="2.606cm" svg:height="0.526cm" svg:x="4.275cm" svg:y="13.875cm">
          <draw:text-box>
            <text:p><text:span text:style-name="T5">Fort, dynamique</text:span></text:p>
          </draw:text-box>
        </draw:frame>
        <draw:frame draw:style-name="gr29" draw:text-style-name="P12" draw:layer="layout" svg:width="2.606cm" svg:height="0.526cm" svg:x="4.342cm" svg:y="14.697cm">
          <draw:text-box>
            <text:p><text:span text:style-name="T5">Doux, calme</text:span></text:p>
          </draw:text-box>
        </draw:frame>
        <draw:frame draw:style-name="gr29" draw:text-style-name="P12" draw:layer="layout" svg:width="2.606cm" svg:height="0.526cm" svg:x="4.275cm" svg:y="15.575cm">
          <draw:text-box>
            <text:p><text:span text:style-name="T5">Doux, dynamique</text:span></text:p>
          </draw:text-box>
        </draw:frame>
        <draw:frame draw:style-name="gr29" draw:text-style-name="P12" draw:layer="layout" svg:width="2.606cm" svg:height="0.526cm" svg:x="4.275cm" svg:y="16.475cm">
          <draw:text-box>
            <text:p><text:span text:style-name="T5">Fort, dynamique</text:span></text:p>
          </draw:text-box>
        </draw:frame>
        <draw:frame draw:style-name="gr29" draw:text-style-name="P12" draw:layer="layout" svg:width="2.606cm" svg:height="0.526cm" svg:x="4.275cm" svg:y="17.275cm">
          <draw:text-box>
            <text:p><text:span text:style-name="T5">Doux, dynamique</text:span></text:p>
          </draw:text-box>
        </draw:frame>
        <draw:frame draw:style-name="gr29" draw:text-style-name="P12" draw:layer="layout" svg:width="2.606cm" svg:height="0.526cm" svg:x="4.275cm" svg:y="18.175cm">
          <draw:text-box>
            <text:p><text:span text:style-name="T5">Doux, dynamique</text:span></text:p>
          </draw:text-box>
        </draw:frame>
        <draw:line draw:style-name="gr22" draw:text-style-name="P15" draw:layer="layout" svg:x1="7.018cm" svg:y1="11.571cm" svg:x2="12.193cm" svg:y2="11.553cm">
          <text:p/>
        </draw:line>
        <draw:line draw:style-name="gr22" draw:text-style-name="P15" draw:layer="layout" svg:x1="7.018cm" svg:y1="12.471cm" svg:x2="12.193cm" svg:y2="12.453cm">
          <text:p/>
        </draw:line>
        <draw:line draw:style-name="gr22" draw:text-style-name="P15" draw:layer="layout" svg:x1="7.018cm" svg:y1="13.371cm" svg:x2="12.193cm" svg:y2="13.353cm">
          <text:p/>
        </draw:line>
        <draw:line draw:style-name="gr22" draw:text-style-name="P15" draw:layer="layout" svg:x1="7.018cm" svg:y1="15.071cm" svg:x2="12.193cm" svg:y2="15.053cm">
          <text:p/>
        </draw:line>
        <draw:line draw:style-name="gr22" draw:text-style-name="P15" draw:layer="layout" svg:x1="7.018cm" svg:y1="15.971cm" svg:x2="12.193cm" svg:y2="15.953cm">
          <text:p/>
        </draw:line>
        <draw:line draw:style-name="gr22" draw:text-style-name="P15" draw:layer="layout" svg:x1="7.018cm" svg:y1="17.771cm" svg:x2="12.193cm" svg:y2="17.753cm">
          <text:p/>
        </draw:line>
        <draw:line draw:style-name="gr22" draw:text-style-name="P15" draw:layer="layout" svg:x1="7.018cm" svg:y1="18.671cm" svg:x2="12.193cm" svg:y2="18.653cm">
          <text:p/>
        </draw:line>
        <draw:custom-shape draw:style-name="gr30" draw:text-style-name="P16" draw:layer="layout" svg:width="0.366cm" svg:height="1.573cm" svg:x="16.461cm" svg:y="5.769cm">
          <text:p text:style-name="P2"><text:span text:style-name="T7">Un ou deux</text:span></text:p>
          <text:p text:style-name="P2"><text:span text:style-name="T7"><text:s text:c="2"/></text:span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6" draw:text-style-name="P15" draw:layer="layout" svg:x1="12.308cm" svg:y1="1.037cm" svg:x2="12.308cm" svg:y2="20.31cm">
          <text:p/>
        </draw:line>
        <draw:custom-shape draw:style-name="gr31" draw:text-style-name="P16" draw:layer="layout" svg:width="0.402cm" svg:height="7.637cm" svg:x="11.23cm" svg:y="11.432cm">
          <text:p text:style-name="P2"><text:span text:style-name="T7">De zéro à deux</text:span></text:p>
          <text:p text:style-name="P2"><text:span text:style-name="T7"><text:s text:c="2"/></text:span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draw:custom-shape draw:style-name="gr11" draw:text-style-name="P6" draw:layer="layout" svg:width="2.215cm" svg:height="0.176cm" svg:x="17.597cm" svg:y="1.69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643cm" svg:y1="1.775cm" svg:x2="19.855cm" svg:y2="1.775cm">
            <text:p/>
          </draw:line>
        </draw:g>
        <draw:g>
          <draw:custom-shape draw:style-name="gr13" draw:text-style-name="P6" draw:layer="layout" svg:width="1.519cm" svg:height="0.176cm" svg:x="17.608cm" svg:y="2.60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64cm" svg:y1="2.681cm" svg:x2="19.16cm" svg:y2="2.681cm">
            <text:p/>
          </draw:line>
        </draw:g>
        <draw:g>
          <draw:custom-shape draw:style-name="gr13" draw:text-style-name="P6" draw:layer="layout" svg:width="1.519cm" svg:height="0.176cm" svg:x="17.584cm" svg:y="3.52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616cm" svg:y1="3.599cm" svg:x2="19.136cm" svg:y2="3.599cm">
            <text:p/>
          </draw:line>
        </draw:g>
        <draw:custom-shape draw:style-name="gr32" draw:text-style-name="P16" draw:layer="layout" svg:width="0.451cm" svg:height="2.425cm" svg:x="19.612cm" svg:y="1.588cm">
          <text:p text:style-name="P2"><text:span text:style-name="T7"/></text:p>
          <text:p text:style-name="P2"><text:span text:style-name="T7"/></text:p>
          <text:p text:style-name="P2"><text:span text:style-name="T7">De zéro à deux</text:span></text:p>
          <text:p text:style-name="P2"><text:span text:style-name="T7"><text:s text:c="2"/></text:span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3" draw:text-style-name="P2" draw:layer="layout" svg:width="0.264cm" svg:height="0.199cm" svg:x="12.01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draw:layer="layout" svg:width="0.366cm" svg:height="0.678cm" svg:x="8.903cm" svg:y="3.27cm">
          <text:p text:style-name="P2"><text:span text:style-name="T7"><text:s/></text:span></text:p>
          <text:p text:style-name="P2"><text:span text:style-name="T7"/></text:p>
          <text:p text:style-name="P2"><text:span text:style-name="T7"/></text:p>
          <text:p text:style-name="P2"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4" draw:text-style-name="P16" draw:layer="layout" svg:width="0.366cm" svg:height="0.678cm" svg:x="11.54cm" svg:y="3.171cm">
          <text:p text:style-name="P2"><text:span text:style-name="T7"><text:s/></text:span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draw:custom-shape draw:style-name="gr17" draw:text-style-name="P6" draw:layer="layout" svg:width="1.782cm" svg:height="0.176cm" svg:x="18.179cm" svg:y="6.98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8.216cm" svg:y1="7.063cm" svg:x2="20.013cm" svg:y2="7.063cm">
            <text:p/>
          </draw:line>
        </draw:g>
        <draw:custom-shape draw:style-name="gr33" draw:text-style-name="P2" draw:layer="layout" svg:width="0.264cm" svg:height="0.199cm" svg:x="19.916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9" draw:layer="layout" svg:width="2.702cm" svg:height="0.607cm" svg:x="6.978cm" svg:y="0.856cm">
          <draw:text-box>
            <text:p text:style-name="P18">Séquence 1</text:p>
          </draw:text-box>
        </draw:frame>
        <draw:frame draw:style-name="gr36" draw:text-style-name="P19" draw:layer="layout" svg:width="2.581cm" svg:height="0.607cm" svg:x="9.678cm" svg:y="0.857cm">
          <draw:text-box>
            <text:p text:style-name="P18">Séquence 2</text:p>
          </draw:text-box>
        </draw:frame>
        <draw:frame draw:style-name="gr36" draw:text-style-name="P19" draw:layer="layout" svg:width="2.581cm" svg:height="0.607cm" svg:x="12.279cm" svg:y="0.858cm">
          <draw:text-box>
            <text:p text:style-name="P18">Séquence 3</text:p>
          </draw:text-box>
        </draw:frame>
        <draw:frame draw:style-name="gr36" draw:text-style-name="P19" draw:layer="layout" svg:width="2.581cm" svg:height="0.607cm" svg:x="14.879cm" svg:y="0.858cm">
          <draw:text-box>
            <text:p text:style-name="P18">Séquence 4</text:p>
          </draw:text-box>
        </draw:frame>
        <draw:frame draw:style-name="gr36" draw:text-style-name="P19" draw:layer="layout" svg:width="2.581cm" svg:height="0.607cm" svg:x="17.579cm" svg:y="0.858cm">
          <draw:text-box>
            <text:p text:style-name="P18">Séquence 5</text:p>
          </draw:text-box>
        </draw:frame>
        <draw:frame draw:style-name="gr36" draw:text-style-name="P19" draw:layer="layout" svg:width="2.581cm" svg:height="0.607cm" svg:x="20.28cm" svg:y="0.859cm">
          <draw:text-box>
            <text:p text:style-name="P18">Séquence 6</text:p>
          </draw:text-box>
        </draw:frame>
        <draw:line draw:style-name="gr26" draw:text-style-name="P15" draw:layer="layout" svg:x1="4.408cm" svg:y1="1.035cm" svg:x2="4.408cm" svg:y2="20.308cm">
          <text:p/>
        </draw:line>
        <draw:line draw:style-name="gr22" draw:text-style-name="P15" draw:layer="layout" svg:x1="12.399cm" svg:y1="13.349cm" svg:x2="14.904cm" svg:y2="13.341cm">
          <text:p/>
        </draw:line>
        <draw:line draw:style-name="gr22" draw:text-style-name="P15" draw:layer="layout" svg:x1="12.4cm" svg:y1="15.049cm" svg:x2="14.905cm" svg:y2="15.041cm">
          <text:p/>
        </draw:line>
        <draw:line draw:style-name="gr22" draw:text-style-name="P15" draw:layer="layout" svg:x1="12.401cm" svg:y1="17.849cm" svg:x2="14.906cm" svg:y2="17.841cm">
          <text:p/>
        </draw:line>
        <draw:custom-shape draw:style-name="gr37" draw:text-style-name="P16" draw:layer="layout" svg:width="0.402cm" svg:height="5.072cm" svg:x="13.866cm" svg:y="12.888cm">
          <text:p text:style-name="P2"><text:span text:style-name="T7">De zéro à deux</text:span></text:p>
          <text:p text:style-name="P2"><text:span text:style-name="T7"><text:s text:c="2"/></text:span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2" draw:text-style-name="P15" draw:layer="layout" svg:x1="20.216cm" svg:y1="13.35cm" svg:x2="22.721cm" svg:y2="13.342cm">
          <text:p/>
        </draw:line>
        <draw:line draw:style-name="gr22" draw:text-style-name="P15" draw:layer="layout" svg:x1="20.217cm" svg:y1="15.05cm" svg:x2="22.722cm" svg:y2="15.042cm">
          <text:p/>
        </draw:line>
        <draw:line draw:style-name="gr22" draw:text-style-name="P15" draw:layer="layout" svg:x1="20.218cm" svg:y1="17.85cm" svg:x2="22.723cm" svg:y2="17.842cm">
          <text:p/>
        </draw:line>
        <draw:custom-shape draw:style-name="gr37" draw:text-style-name="P16" draw:layer="layout" svg:width="0.402cm" svg:height="5.072cm" svg:x="21.683cm" svg:y="12.889cm">
          <text:p text:style-name="P2"><text:span text:style-name="T7">De zéro à deux</text:span></text:p>
          <text:p text:style-name="P20"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draw:custom-shape draw:style-name="gr16" draw:text-style-name="P6" draw:layer="layout" svg:width="1.234cm" svg:height="0.176cm" svg:x="23.025cm" svg:y="10.53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051cm" svg:y1="10.613cm" svg:x2="24.295cm" svg:y2="10.613cm">
            <text:p/>
          </draw:line>
        </draw:g>
        <draw:line draw:style-name="gr22" draw:text-style-name="P15" draw:layer="layout" svg:x1="22.873cm" svg:y1="11.571cm" svg:x2="25.598cm" svg:y2="11.553cm">
          <text:p/>
        </draw:line>
        <draw:line draw:style-name="gr22" draw:text-style-name="P15" draw:layer="layout" svg:x1="22.873cm" svg:y1="12.471cm" svg:x2="25.598cm" svg:y2="12.453cm">
          <text:p/>
        </draw:line>
        <draw:line draw:style-name="gr22" draw:text-style-name="P15" draw:layer="layout" svg:x1="22.873cm" svg:y1="13.371cm" svg:x2="25.598cm" svg:y2="13.353cm">
          <text:p/>
        </draw:line>
        <draw:line draw:style-name="gr22" draw:text-style-name="P15" draw:layer="layout" svg:x1="22.873cm" svg:y1="15.071cm" svg:x2="25.598cm" svg:y2="15.053cm">
          <text:p/>
        </draw:line>
        <draw:line draw:style-name="gr22" draw:text-style-name="P15" draw:layer="layout" svg:x1="22.873cm" svg:y1="15.971cm" svg:x2="25.598cm" svg:y2="15.953cm">
          <text:p/>
        </draw:line>
        <draw:line draw:style-name="gr22" draw:text-style-name="P15" draw:layer="layout" svg:x1="22.873cm" svg:y1="17.771cm" svg:x2="25.598cm" svg:y2="17.753cm">
          <text:p/>
        </draw:line>
        <draw:line draw:style-name="gr22" draw:text-style-name="P15" draw:layer="layout" svg:x1="22.873cm" svg:y1="18.671cm" svg:x2="25.598cm" svg:y2="18.653cm">
          <text:p/>
        </draw:line>
        <draw:custom-shape draw:style-name="gr31" draw:text-style-name="P16" draw:layer="layout" svg:width="0.211cm" svg:height="7.637cm" svg:x="25.091cm" svg:y="11.432cm"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1"><text:span text:style-name="T7">De zéro à deux</text:span></text:p>
          <text:p text:style-name="P20"><text:span text:style-name="T7">possible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6" draw:text-style-name="P19" draw:layer="layout" svg:width="2.581cm" svg:height="0.607cm" svg:x="22.981cm" svg:y="0.86cm">
          <draw:text-box>
            <text:p text:style-name="P18">Séquence 7</text:p>
          </draw:text-box>
        </draw:frame>
        <draw:line draw:style-name="gr26" draw:text-style-name="P15" draw:layer="layout" svg:x1="25.608cm" svg:y1="1.04cm" svg:x2="25.608cm" svg:y2="20.313cm">
          <text:p/>
        </draw:line>
        <draw:frame draw:style-name="gr38" draw:text-style-name="P22" draw:layer="layout" svg:width="3.037cm" svg:height="5.312cm" svg:x="25.969cm" svg:y="3.625cm">
          <draw:text-box>
            <text:p><text:span text:style-name="T8">Ce schéma donne une vision globale de la pièce, il n’exprime pas la gestion des phénomènes d’interaction, des différentes possibilités de superpositions et d’enchaînements des séquence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quadrillage" xlink:href="Pictures/100000000000057B000003E0B4014DE691935F3A.jp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4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0:36:24.015000000</meta:creation-date>
    <dc:date>2021-01-13T11:04:23.943000000</dc:date>
    <meta:editing-duration>PT6H32M51S</meta:editing-duration>
    <meta:editing-cycles>98</meta:editing-cycles>
    <meta:generator>LibreOffice/6.0.6.2$Windows_X86_64 LibreOffice_project/0c292870b25a325b5ed35f6b45599d2ea4458e77</meta:generator>
    <meta:print-date>2021-01-13T10:49:08.854000000</meta:print-date>
    <meta:document-statistic meta:object-count="156"/>
  </office:meta>
</office:document-meta>
</file>